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343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fo:font-size="10pt" style:font-size-asian="10pt" style:font-size-complex="10pt"/>
    </style:style>
    <style:style style:name="T1" style:family="text">
      <style:text-properties fo:font-family="Arial" style:font-family-generic="swiss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35cm" svg:height="6.18cm" svg:x="3.259cm" svg:y="1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45cm" svg:height="4.309cm" svg:x="3.604cm" svg:y="2.7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19cm" svg:height="2.223cm" svg:x="8.847cm" svg:y="2.8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19cm" svg:height="2.223cm" svg:x="9.348cm" svg:y="4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322cm" svg:height="2.794cm" svg:x="3.852cm" svg:y="3.71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772cm" svg:height="0.645cm" svg:x="9.241cm" svg:y="5.468cm">
          <draw:text-box>
            <text:p><text:span text:style-name="T1">Comunicación</text:span></text:p>
          </draw:text-box>
        </draw:frame>
        <draw:frame draw:style-name="gr6" draw:text-style-name="P2" draw:layer="layout" svg:width="2.307cm" svg:height="1.039cm" svg:x="8.985cm" svg:y="2.972cm">
          <draw:text-box>
            <text:p><text:span text:style-name="T1">Equipo de Trabajo</text:span></text:p>
          </draw:text-box>
        </draw:frame>
        <draw:frame draw:style-name="gr6" draw:text-style-name="P2" draw:layer="layout" svg:width="4.811cm" svg:height="0.645cm" svg:x="5.507cm" svg:y="1.796cm">
          <draw:text-box>
            <text:p><text:span text:style-name="T1">Habilidades Personales</text:span></text:p>
          </draw:text-box>
        </draw:frame>
        <draw:frame draw:style-name="gr6" draw:text-style-name="P2" draw:layer="layout" svg:width="4.811cm" svg:height="2.221cm" svg:x="3.792cm" svg:y="3.759cm">
          <draw:text-box>
            <text:p><text:span text:style-name="T1">-Resolución de </text:span></text:p>
            <text:p><text:span text:style-name="T1">problemas</text:span></text:p>
            <text:p><text:span text:style-name="T1">-Descubrimiento de conocimiento</text:span></text:p>
            <text:p><text:span text:style-name="T1">-Pensamiento Sistemático</text:span></text:p>
          </draw:text-box>
        </draw:frame>
        <draw:frame draw:style-name="gr6" draw:text-style-name="P2" draw:layer="layout" svg:width="4.811cm" svg:height="0.645cm" svg:x="3.65cm" svg:y="2.797cm">
          <draw:text-box>
            <text:p><text:span text:style-name="T1">Habilidades Profesiona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4-24T20:33:00</meta:creation-date>
    <dc:date>2011-05-10T15:28:03</dc:date>
    <dc:creator>Carlos Camargo</dc:creator>
    <meta:editing-duration>PT02H45M35S</meta:editing-duration>
    <meta:editing-cycles>6</meta:editing-cycles>
    <meta:generator>OpenOffice.org/3.2$Linux OpenOffice.org_project/320m12$Build-9483</meta:generator>
    <meta:document-statistic meta:object-count="10"/>
  </office:meta>
</office:document-meta>
</file>